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P1" style:family="paragraph" style:parent-style-name="Text_20_body" style:master-page-name="First_20_Page">
      <style:paragraph-properties fo:margin-left="0in" fo:margin-right="0in" fo:text-align="center" style:justify-single-word="false" fo:orphans="2" fo:widows="2" fo:text-indent="0in" style:auto-text-indent="false" style:page-number="auto"/>
      <style:text-properties fo:font-variant="normal" fo:text-transform="none" fo:color="#000000" loext:opacity="100%" style:font-name="apple-system" fo:font-size="22pt" fo:letter-spacing="normal" fo:font-style="normal" fo:font-weight="normal" officeooo:paragraph-rsid="0022ce47" style:font-size-asian="22pt" style:font-size-complex="22pt"/>
    </style:style>
    <style:style style:name="P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apple-system" fo:font-size="22pt" fo:letter-spacing="normal" fo:font-style="normal" fo:font-weight="normal" style:font-size-asian="22pt" style:font-size-complex="22pt"/>
    </style:style>
    <style:style style:name="P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apple-system" fo:font-size="44pt" fo:letter-spacing="normal" fo:font-style="normal" fo:font-weight="bold" officeooo:rsid="002145ab" officeooo:paragraph-rsid="002145ab" style:font-size-asian="44pt" style:font-weight-asian="bold" style:font-size-complex="44pt" style:font-weight-complex="bold"/>
    </style:style>
    <style:style style:name="P4" style:family="paragraph" style:parent-style-name="Text_20_body">
      <style:paragraph-properties fo:margin-left="0in" fo:margin-right="0in" fo:text-align="center" style:justify-single-word="false" fo:orphans="2" fo:widows="2" fo:text-indent="0in" style:auto-text-indent="false"/>
      <style:text-properties fo:color="#000000" loext:opacity="100%" fo:font-size="22pt" style:font-size-asian="22pt" style:font-size-complex="22pt"/>
    </style:style>
    <style:style style:name="P5" style:family="paragraph" style:parent-style-name="Text_20_body">
      <style:paragraph-properties fo:margin-left="0in" fo:margin-right="0in" fo:text-align="center" style:justify-single-word="false" fo:orphans="2" fo:widows="2" fo:text-indent="0in" style:auto-text-indent="false"/>
      <style:text-properties fo:color="#000000" loext:opacity="100%" fo:font-size="22pt" fo:font-weight="bold" style:font-size-asian="22pt" style:font-weight-asian="bold" style:font-size-complex="22pt" style:font-weight-complex="bold"/>
    </style:style>
    <style:style style:name="P6" style:family="paragraph" style:parent-style-name="Heading_20_1" style:master-page-name="First_20_Page">
      <style:paragraph-properties style:page-number="auto" fo:break-before="page"/>
      <style:text-properties fo:font-size="32pt" fo:font-weight="bold" style:font-size-asian="32pt" style:font-weight-asian="bold" style:font-size-complex="32pt" style:font-weight-complex="bold"/>
    </style:style>
    <style:style style:name="P7" style:family="paragraph" style:parent-style-name="Heading_20_1">
      <style:text-properties fo:font-size="32pt" fo:font-weight="bold" style:font-size-asian="32pt" style:font-weight-asian="bold" style:font-size-complex="32pt" style:font-weight-complex="bold"/>
    </style:style>
    <style:style style:name="P8" style:family="paragraph" style:parent-style-name="Table_20_Contents">
      <style:text-properties fo:font-size="22pt" officeooo:rsid="0022ce47" officeooo:paragraph-rsid="0022ce47" style:font-size-asian="22pt" style:font-size-complex="22pt"/>
    </style:style>
    <style:style style:name="P9" style:family="paragraph" style:parent-style-name="Text_20_body">
      <style:text-properties officeooo:rsid="001f75ce"/>
    </style:style>
    <style:style style:name="P10" style:family="paragraph" style:parent-style-name="Standard">
      <style:paragraph-properties fo:break-before="page"/>
    </style:style>
    <style:style style:name="P11" style:family="paragraph">
      <loext:graphic-properties draw:fill="solid" draw:fill-color="#ffffff"/>
      <style:paragraph-properties fo:text-align="center"/>
    </style:style>
    <style:style style:name="P12" style:family="paragraph" style:parent-style-name="Compact" style:list-style-name="WWNum1001"/>
    <style:style style:name="P13" style:family="paragraph" style:parent-style-name="Compact" style:list-style-name="WWNum1002">
      <style:text-properties officeooo:paragraph-rsid="001f75ce"/>
    </style:style>
    <style:style style:name="P14" style:family="paragraph" style:parent-style-name="Compact" style:list-style-name="WWNum1003"/>
    <style:style style:name="P15" style:family="paragraph" style:parent-style-name="Compact" style:list-style-name="WWNum1004"/>
    <style:style style:name="P16" style:family="paragraph" style:parent-style-name="Compact" style:list-style-name="WWNum1004">
      <style:text-properties fo:font-weight="normal" style:font-weight-asian="normal" style:font-weight-complex="normal"/>
    </style:style>
    <style:style style:name="P17" style:family="paragraph" style:parent-style-name="First_20_Paragraph">
      <style:text-properties officeooo:paragraph-rsid="001f75ce"/>
    </style:style>
    <style:style style:name="P18" style:family="paragraph" style:parent-style-name="Compact" style:list-style-name="WWNum1005"/>
    <style:style style:name="P19" style:family="paragraph" style:parent-style-name="Compact" style:list-style-name="WWNum1006"/>
    <style:style style:name="P20" style:family="paragraph" style:parent-style-name="Compact" style:list-style-name="WWNum1007"/>
    <style:style style:name="P21" style:family="paragraph" style:parent-style-name="Compact" style:list-style-name="WWNum1008"/>
    <style:style style:name="P22" style:family="paragraph" style:parent-style-name="Compact" style:list-style-name="WWNum1009"/>
    <style:style style:name="P23" style:family="paragraph" style:parent-style-name="Compact" style:list-style-name="WWNum1010"/>
    <style:style style:name="P24" style:family="paragraph" style:parent-style-name="Compact" style:list-style-name="WWNum1011"/>
    <style:style style:name="P25" style:family="paragraph" style:parent-style-name="Compact" style:list-style-name="WWNum1012"/>
    <style:style style:name="P26" style:family="paragraph" style:parent-style-name="Compact" style:list-style-name="WWNum1015"/>
    <style:style style:name="P27" style:family="paragraph" style:parent-style-name="Compact" style:list-style-name="WWNum1017"/>
    <style:style style:name="T1" style:family="text">
      <style:text-properties fo:font-variant="normal" fo:text-transform="none" style:font-name="apple-system" fo:letter-spacing="normal" fo:font-style="normal"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1f75ce"/>
    </style:style>
    <style:style style:name="T5" style:family="text">
      <style:text-properties fo:font-style="italic" style:font-style-asian="italic" style:font-style-complex="italic"/>
    </style:style>
    <style:style style:name="T6" style:family="text">
      <style:text-properties officeooo:rsid="00212da2"/>
    </style:style>
    <style:style style:name="gr1" style:family="graphic">
      <style:graphic-properties draw:stroke="solid" svg:stroke-width="0in" svg:stroke-color="#000000" draw:stroke-linejoin="round" svg:stroke-linecap="butt" draw:fill="solid" draw:fill-color="#ffffff"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3">AOM Maps</text:p>
      <text:p text:style-name="P2"/>
      <text:p text:style-name="P4"><text:span text:style-name="T1">A World Map Explorer Full Stack Website Made with .NET and React.TS</text:span> </text:p>
      <text:p text:style-name="P4"/>
      <text:p text:style-name="P5">PROJECT REQUIREMENTS DOCUMENT</text:p>
      <text:h text:style-name="P6" text:outline-level="1"/>
      <text:h text:style-name="P7" text:outline-level="1"/>
      <text:h text:style-name="P7" text:outline-level="1"/>
      <text:h text:style-name="P7" text:outline-level="1">Team</text:h>
      <table:table table:name="Table1" table:style-name="Table1">
        <table:table-column table:style-name="Table1.A"/>
        <table:table-row>
          <table:table-cell table:style-name="Table1.A1" office:value-type="string">
            <text:p text:style-name="P8">Abdulrahman Shalaby</text:p>
          </table:table-cell>
        </table:table-row>
        <table:table-row>
          <table:table-cell table:style-name="Table1.A2" office:value-type="string">
            <text:p text:style-name="P8">Moaaz Ibrahim</text:p>
          </table:table-cell>
        </table:table-row>
        <table:table-row>
          <table:table-cell table:style-name="Table1.A2" office:value-type="string">
            <text:p text:style-name="P8">Omar Ibrahim</text:p>
          </table:table-cell>
        </table:table-row>
        <table:table-row>
          <table:table-cell table:style-name="Table1.A2" office:value-type="string">
            <text:p text:style-name="P8">Mahmoud AbdelMegeed</text:p>
          </table:table-cell>
        </table:table-row>
      </table:table>
      <text:p text:style-name="P9"/>
      <text:p text:style-name="P10"><text:bookmark-start text:name="Xa6c21e4cc5bcc0cc68ff071b4af3113ac89773f"/></text:p>
      <text:h text:style-name="Heading_20_2" text:outline-level="2"><text:bookmark-start text:name="executive-summary"/>1. Executive Summary</text:h>
      <text:p text:style-name="First_20_Paragraph">WorldMap Explorer is a full‑stack web application that lets users explore the world through an interactive, zoomable map. Starting from a global view, users can click directly on continents <text:span text:style-name="T2">and countries shown on the map itself</text:span> to discover rich, structured information.</text:p>
      <text:p text:style-name="Text_20_body">Each country page presents political, historical, cultural, food, entertainment, and travel data in an easy‑to‑navigate layout, enhanced with timelines and smart recommendations for similar countries. The platform supports Arabic and English, adapts automatically based on the selected country, and includes a travel‑planning feature to estimate the cheapest routes between countries.</text:p>
      <text:p text:style-name="Standard"><text:bookmark-end text:name="executive-summary"/><draw:rect text:anchor-type="as-char" style:rel-width="100%" draw:z-index="0" draw:name="Shape2" draw:style-name="gr1" draw:text-style-name="P11" svg:width="6.5004in" svg:height="0.0213in"><text:p/></draw:rect></text:p>
      <text:h text:style-name="Heading_20_2" text:outline-level="2"><text:bookmark-start text:name="goals-success-metrics"/>2. Goals </text:h>
      <text:p text:style-name="First_20_Paragraph"><text:span text:style-name="T3">Goals</text:span> - Deliver a smooth, responsive map viewer for a 16k image via tiled deep zoom UX. - Provide rich country pages with structured data and visualizations. - Implement fast search with prefix autocomplete (trie) and relevant suggestions. - Offer a smart-suggestion engine that surfaces similar countries using explainable features. - Support Arabic and English with automatic locale switch for Arabic countries. - Provide a flight planning feature that factors in flights and local taxi costs.</text:p>
      <text:p text:style-name="Standard"><text:bookmark-end text:name="goals-success-metrics"/><draw:rect text:anchor-type="as-char" style:rel-width="100%" draw:z-index="1" draw:name="Shape3" draw:style-name="gr1" draw:text-style-name="P11" svg:width="6.5004in" svg:height="0.0213in"><text:p/></draw:rect></text:p>
      <text:h text:style-name="Heading_20_2" text:outline-level="2"><text:bookmark-start text:name="scope"/>3. Scope</text:h>
      <text:h text:style-name="Heading_20_3" text:outline-level="3"><text:bookmark-start text:name="inscope-mvp"/>3.1 In‑Scope (MVP)</text:h>
      <text:list xml:id="list3196492188" text:style-name="WWNum1001">
        <text:list-item>
          <text:p text:style-name="P12">React frontend with map viewer, continent nodes, country selection UI.</text:p>
        </text:list-item>
        <text:list-item>
          <text:p text:style-name="P12">ASP.NET Core backend (WebAPI) with EF Core and PostgreSQL (or SQL Server) DB.</text:p>
        </text:list-item>
        <text:list-item>
          <text:p text:style-name="P12">Tile generation pipeline for the 16k map (multi-zoom tile pyramid, 256×256 tiles).</text:p>
        </text:list-item>
        <text:list-item>
          <text:p text:style-name="P12">Search endpoint with trie-based prefix autocomplete and basic ranking.</text:p>
        </text:list-item>
        <text:list-item>
          <text:p text:style-name="P12">Country pages: scraped/curated data (political, historical, travel, food, timelines).</text:p>
        </text:list-item>
        <text:list-item>
          <text:p text:style-name="P12">Smart suggestion service that returns top N similar countries plus explanation.</text:p>
        </text:list-item>
        <text:list-item>
          <text:p text:style-name="P12">Arabic/English UI with auto language selection mapping per country + manual switch.</text:p>
          <text:p text:style-name="P12"><text:bookmark-end text:name="inscope-mvp"/></text:p>
        </text:list-item>
      </text:list>
      <text:h text:style-name="Heading_20_3" text:outline-level="3"><text:bookmark-start text:name="out-of-scope-mvp"/>3.2 Out of scope (MVP)</text:h>
      <text:list xml:id="list171833879787803" text:continue-list="list3196492188" text:style-name="WWNum1002">
        <text:list-item>
          <text:p text:style-name="P13">Flight planning graph (country nodes, flight edges with cost, taxi edge weights) and cheapest-path calculation.</text:p>
        </text:list-item>
        <text:list-item>
          <text:p text:style-name="P13">Timeline <text:span text:style-name="T4">specific data</text:span> per country.</text:p>
        </text:list-item>
        <text:list-item>
          <text:p text:style-name="P13">User accounts, preferences (favorite topics), and basic profile.</text:p>
        </text:list-item>
      </text:list>
      <text:p text:style-name="Compact"/>
      <text:p text:style-name="Standard"><text:bookmark-end text:name="out-of-scope-mvp"/><text:bookmark-end text:name="scope"/><draw:rect text:anchor-type="as-char" style:rel-width="100%" draw:z-index="2" draw:name="Shape4" draw:style-name="gr1" draw:text-style-name="P11" svg:width="6.5004in" svg:height="0.0213in"><text:p/></draw:rect></text:p>
      <text:h text:style-name="Heading_20_2" text:outline-level="2"><text:bookmark-start text:name="user-personas"/><text:soft-page-break/>4. User Personas</text:h>
      <text:list xml:id="list171833153385580" text:continue-list="list171833879787803" text:style-name="WWNum1003">
        <text:list-item>
          <text:p text:style-name="P14"><text:span text:style-name="T3">Casual Explorer:</text:span> Browses map, reads country facts, toggles languages.</text:p>
        </text:list-item>
        <text:list-item>
          <text:p text:style-name="P14"><text:span text:style-name="T3">Traveler / Trip Planner:</text:span> Uses flight planning to estimate cheapest routes factoring taxis.</text:p>
        </text:list-item>
        <text:list-item>
          <text:p text:style-name="P14"><text:span text:style-name="T3">Researcher / Student:</text:span> Uses timeline and curated political &amp; historical data.</text:p>
        </text:list-item>
        <text:list-item>
          <text:p text:style-name="P14"><text:span text:style-name="T3">Power User:</text:span> Creates account, sets preferences, saves favorite countries/topics.</text:p>
        </text:list-item>
      </text:list>
      <text:p text:style-name="Standard"><text:bookmark-end text:name="user-personas"/><draw:rect text:anchor-type="as-char" style:rel-width="100%" draw:z-index="3" draw:name="Shape5" draw:style-name="gr1" draw:text-style-name="P11" svg:width="6.5004in" svg:height="0.0213in"><text:p/></draw:rect></text:p>
      <text:h text:style-name="Heading_20_2" text:outline-level="2"><text:bookmark-start text:name="features-requirements"/>5. Features &amp; Requirements</text:h>
      <text:h text:style-name="Heading_20_3" text:outline-level="3"><text:bookmark-start text:name="interactive-world-map"/>5.1 Interactive World Map</text:h>
      <text:list xml:id="list171833465392201" text:continue-list="list171833153385580" text:style-name="WWNum1004">
        <text:list-item>
          <text:p text:style-name="P15">The landing page displays a full world map that users can zoom and pan smoothly.</text:p>
        </text:list-item>
        <text:list-item>
          <text:p text:style-name="P16">Both continents and countries are visible and clickable directly on the map.</text:p>
        </text:list-item>
        <text:list-item>
          <text:p text:style-name="P15">Continents have prominent nodes/buttons for quick access.</text:p>
        </text:list-item>
        <text:list-item>
          <text:p text:style-name="P15">Countries are highlighted as regions or markers; clicking one opens its country page.</text:p>
        </text:list-item>
        <text:list-item>
          <text:p text:style-name="P15">Hovering a country shows its name and basic info.</text:p>
        </text:list-item>
      </text:list>
      <text:p text:style-name="P17"><text:span text:style-name="T3">User flow</text:span> </text:p>
      <text:p text:style-name="P17">1. User opens the website → sees the whole world. </text:p>
      <text:p text:style-name="P17">2. User clicks a continent or directly clicks a country. </text:p>
      <text:p text:style-name="P17">3. A side panel or new page opens with relevant information.</text:p>
      <text:p text:style-name="Standard"><text:bookmark-end text:name="interactive-world-map"/><draw:rect text:anchor-type="as-char" style:rel-width="100%" draw:z-index="4" draw:name="Shape6" draw:style-name="gr1" draw:text-style-name="P11" svg:width="6.5004in" svg:height="0.0213in"><text:p/></draw:rect></text:p>
      <text:h text:style-name="Heading_20_3" text:outline-level="3"><text:bookmark-start text:name="country-pages"/>5.2 Country Pages</text:h>
      <text:p text:style-name="First_20_Paragraph">Each country has a dedicated page containing: - Overview (location, population, flag, languages) - Politics &amp; governance - History with an interactive timeline - Economy &amp; average income - Culture, food, and entertainment</text:p>
      <text:p text:style-name="Text_20_body">Content is organized in sections that can be reordered based on user preferences.</text:p>
      <text:p text:style-name="Standard"><text:bookmark-end text:name="country-pages"/><draw:rect text:anchor-type="as-char" style:rel-width="100%" draw:z-index="5" draw:name="Shape7" draw:style-name="gr1" draw:text-style-name="P11" svg:width="6.5004in" svg:height="0.0213in"><text:p/></draw:rect></text:p>
      <text:h text:style-name="Heading_20_3" text:outline-level="3"><text:bookmark-start text:name="search-with-autocomplete"/>5.3 Search with Autocomplete</text:h>
      <text:list xml:id="list171833430270382" text:continue-list="list171833465392201" text:style-name="WWNum1005">
        <text:list-item>
          <text:p text:style-name="P18">A global search bar allows users to search for countries.</text:p>
        </text:list-item>
        <text:list-item>
          <text:p text:style-name="P18">Autocomplete suggestions appear as the user types.</text:p>
        </text:list-item>
        <text:list-item>
          <text:p text:style-name="P18">Results prioritize well‑known countries and exact matches.</text:p>
        </text:list-item>
        <text:list-item>
          <text:p text:style-name="P18">Selecting a suggestion focuses the map on that country and opens its page.</text:p>
        </text:list-item>
      </text:list>
      <text:p text:style-name="Standard"><text:bookmark-end text:name="search-with-autocomplete"/><draw:rect text:anchor-type="as-char" style:rel-width="100%" draw:z-index="6" draw:name="Shape8" draw:style-name="gr1" draw:text-style-name="P11" svg:width="6.5004in" svg:height="0.0213in"><text:p/></draw:rect></text:p>
      <text:h text:style-name="Heading_20_3" text:outline-level="3"><text:bookmark-start text:name="smart-country-suggestions"/>5.4 Smart Country Suggestions</text:h>
      <text:list xml:id="list171832522116272" text:continue-list="list171833430270382" text:style-name="WWNum1006">
        <text:list-item>
          <text:p text:style-name="P19">Each country page shows a list of similar countries.</text:p>
        </text:list-item>
        <text:list-item>
          <text:p text:style-name="P19"><text:soft-page-break/>Similarity is based on factors such as:</text:p>
          <text:list text:style-name="WWNum1007">
            <text:list-item>
              <text:p text:style-name="P20">Average income</text:p>
            </text:list-item>
            <text:list-item>
              <text:p text:style-name="P20">Language</text:p>
            </text:list-item>
            <text:list-item>
              <text:p text:style-name="P20">Travel ease</text:p>
            </text:list-item>
            <text:list-item>
              <text:p text:style-name="P20">Cultural similarities</text:p>
            </text:list-item>
          </text:list>
        </text:list-item>
        <text:list-item>
          <text:p text:style-name="P19">Users can see <text:span text:style-name="T5">why</text:span> a country is suggested (simple explanations, not technical scores).</text:p>
        </text:list-item>
      </text:list>
      <text:p text:style-name="Standard"><text:bookmark-end text:name="smart-country-suggestions"/><draw:rect text:anchor-type="as-char" style:rel-width="100%" draw:z-index="7" draw:name="Shape9" draw:style-name="gr1" draw:text-style-name="P11" svg:width="6.5004in" svg:height="0.0213in"><text:p/></draw:rect></text:p>
      <text:h text:style-name="Heading_20_3" text:outline-level="3"><text:bookmark-start text:name="timeline-view"/>5.5 Timeline View</text:h>
      <text:list xml:id="list171834099757329" text:continue-list="list171832522116272" text:style-name="WWNum1008">
        <text:list-item>
          <text:p text:style-name="P21">Each country has a timeline of major historical events.</text:p>
        </text:list-item>
        <text:list-item>
          <text:p text:style-name="P21">Users can scroll through time or filter by topic (politics, culture, economy).</text:p>
        </text:list-item>
      </text:list>
      <text:p text:style-name="Standard"><text:bookmark-end text:name="timeline-view"/><draw:rect text:anchor-type="as-char" style:rel-width="100%" draw:z-index="8" draw:name="Shape10" draw:style-name="gr1" draw:text-style-name="P11" svg:width="6.5004in" svg:height="0.0213in"><text:p/></draw:rect></text:p>
      <text:h text:style-name="Heading_20_3" text:outline-level="3"><text:bookmark-start text:name="user-accounts-preferences"/>5.6 User Accounts &amp; Preferences</text:h>
      <text:list xml:id="list171832620597921" text:continue-list="list171834099757329" text:style-name="WWNum1009">
        <text:list-item>
          <text:p text:style-name="P22">Users can create accounts.</text:p>
        </text:list-item>
        <text:list-item>
          <text:p text:style-name="P22">Users choose favorite topics (e.g., history, food, travel).</text:p>
        </text:list-item>
        <text:list-item>
          <text:p text:style-name="P22">Favorite topics appear at the top of country pages.</text:p>
        </text:list-item>
        <text:list-item>
          <text:p text:style-name="P22">Other topics remain accessible via scrolling or search.</text:p>
        </text:list-item>
      </text:list>
      <text:p text:style-name="Standard"><text:bookmark-end text:name="user-accounts-preferences"/><draw:rect text:anchor-type="as-char" style:rel-width="100%" draw:z-index="9" draw:name="Shape11" draw:style-name="gr1" draw:text-style-name="P11" svg:width="6.5004in" svg:height="0.0213in"><text:p/></draw:rect></text:p>
      <text:h text:style-name="Heading_20_3" text:outline-level="3"><text:bookmark-start text:name="language-support-arabic-english"/>5.7 Language Support (Arabic &amp; English)</text:h>
      <text:list xml:id="list171833095353713" text:continue-list="list171832620597921" text:style-name="WWNum1010">
        <text:list-item>
          <text:p text:style-name="P23">The website supports Arabic and English.</text:p>
        </text:list-item>
        <text:list-item>
          <text:p text:style-name="P23">Language automatically switches to Arabic when viewing Arabic‑speaking countries.</text:p>
        </text:list-item>
        <text:list-item>
          <text:p text:style-name="P23">Users can manually switch languages at any time.</text:p>
        </text:list-item>
        <text:list-item>
          <text:p text:style-name="P23">Arabic layout supports right‑to‑left reading.</text:p>
        </text:list-item>
      </text:list>
      <text:p text:style-name="Standard"><text:bookmark-end text:name="language-support-arabic-english"/><draw:rect text:anchor-type="as-char" style:rel-width="100%" draw:z-index="10" draw:name="Shape12" draw:style-name="gr1" draw:text-style-name="P11" svg:width="6.5004in" svg:height="0.0213in"><text:p/></draw:rect></text:p>
      <text:h text:style-name="Heading_20_3" text:outline-level="3"><text:bookmark-start text:name="flight-planning-feature"/>5.8 Flight Planning Feature</text:h>
      <text:list xml:id="list171832792582981" text:continue-list="list171833095353713" text:style-name="WWNum1011">
        <text:list-item>
          <text:p text:style-name="P24">Countries are treated as connected nodes in a travel network.</text:p>
        </text:list-item>
        <text:list-item>
          <text:p text:style-name="P24">Users select a starting country and a destination.</text:p>
        </text:list-item>
        <text:list-item>
          <text:p text:style-name="P24">The system suggests the cheapest travel path.</text:p>
        </text:list-item>
        <text:list-item>
          <text:p text:style-name="P24">Cost factors include:</text:p>
          <text:list text:style-name="WWNum1012">
            <text:list-item>
              <text:p text:style-name="P25">Flights</text:p>
            </text:list-item>
            <text:list-item>
              <text:p text:style-name="P25">Local transportation (e.g., taxis)</text:p>
            </text:list-item>
          </text:list>
        </text:list-item>
        <text:list-item>
          <text:p text:style-name="P24">The result shows the route and estimated total cost.<text:bookmark-end text:name="flight-planning-feature"/><text:bookmark-end text:name="features-requirements"/><text:bookmark text:name="scraping-data-freshness-strategy"/><text:bookmark-start text:name="nonfunctional-requirements"/></text:p>
        </text:list-item>
      </text:list>
      <text:p text:style-name="Standard"><text:bookmark-end text:name="nonfunctional-requirements"/><draw:rect text:anchor-type="as-char" style:rel-width="100%" draw:z-index="11" draw:name="Shape13" draw:style-name="gr1" draw:text-style-name="P11" svg:width="6.5004in" svg:height="0.0213in"><text:p/></draw:rect></text:p>
      <text:h text:style-name="Heading_20_2" text:outline-level="2"><text:span text:style-name="T4">6</text:span><text:bookmark-start text:name="technology-overview-highlevel"/>. Technology Overview (High‑Level)</text:h>
      <text:list text:continue-list="list171832792582981" text:style-name="WWNum1015">
        <text:list-item>
          <text:p text:style-name="P26"><text:span text:style-name="T3">Frontend:</text:span> React‑based web interface with an interactive map and charts.</text:p>
        </text:list-item>
        <text:list-item>
          <text:p text:style-name="P26"><text:span text:style-name="T3">Backend:</text:span> .NET‑based API to serve country data, search, and travel planning.</text:p>
        </text:list-item>
        <text:list-item>
          <text:p text:style-name="P26"><text:soft-page-break/><text:span text:style-name="T3">Database:</text:span> Stores country information, timelines, user preferences, and travel data.</text:p>
        </text:list-item>
        <text:list-item>
          <text:p text:style-name="P26"><text:span text:style-name="T3">Data Sources:</text:span> Public datasets and web sources <text:span text:style-name="T6">(Web Scraping)</text:span>.</text:p>
        </text:list-item>
      </text:list>
      <text:p text:style-name="First_20_Paragraph">Technical choices are flexible and can evolve without changing the product vision.<text:bookmark-end text:name="technology-overview-highlevel"/><text:bookmark text:name="wireframes-ux-notes"/><text:bookmark text:name="milestones-roadmap"/><text:bookmark text:name="risks-mitigations"/><text:bookmark-start text:name="acceptance-criteria-deliverables"/></text:p>
      <text:p text:style-name="Standard"><text:bookmark-end text:name="acceptance-criteria-deliverables"/><draw:rect text:anchor-type="as-char" style:rel-width="100%" draw:z-index="12" draw:name="Shape14" draw:style-name="gr1" draw:text-style-name="P11" svg:width="6.5004in" svg:height="0.0213in"><text:p/></draw:rect></text:p>
      <text:h text:style-name="Heading_20_2" text:outline-level="2"><text:span text:style-name="T6">7</text:span><text:bookmark-start text:name="next-actions"/>. Next Actions</text:h>
      <text:list text:style-name="WWNum1017">
        <text:list-item text:start-value="1">
          <text:p text:style-name="P27">Approve PRD and pick MVP country set (recommend starting with 30 diverse countries across continents).</text:p>
        </text:list-item>
        <text:list-item>
          <text:p text:style-name="P27">Provide the 16k source image and any preferred continent hotspot polygons (if available) or approve manual polygoning.</text:p>
        </text:list-item>
        <text:list-item>
          <text:p text:style-name="P27">Kick off Week 0 tasks: repo skeleton, tile pipeline, and simple OpenSeadragon demo.<text:bookmark-end text:name="next-actions"/><text:bookmark-end text:name="Xa6c21e4cc5bcc0cc68ff071b4af3113ac89773f"/></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fals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ptos" fo:font-size="12pt" fo:language="en" fo:country="US" style:letter-kerning="fals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loext:linked-style-name="Title_20_Char" style:class="chapter">
      <style:paragraph-properties fo:margin-top="0in" fo:margin-bottom="0.0555in" style:contextual-spacing="true" fo:line-height="100%" fo:text-align="center" style:justify-single-word="fals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Title" style:next-style-name="Text_20_body" loext:linked-style-name="Subtitle_20_Char" style:class="chapter">
      <style:text-properties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Text_20_body"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Text_20_body"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Text_20_body"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Text_20_body"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Text_20_body"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Text_20_body"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Text_20_body"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Text_20_body"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Footnote_20_Block_20_Text" style:display-name="Footnote Block Text" style:family="paragraph" style:parent-style-name="Footnote" style:next-style-name="Footnote">
      <style:paragraph-properties fo:margin-left="0.3335in" fo:margin-right="0.3335in" fo:margin-top="0.0693in" fo:margin-bottom="0.0693in" style:contextual-spacing="false" fo:text-indent="0in" style:auto-text-indent="false"/>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0555in" style:contextual-spacing="false" fo:line-height="108%"/>
      <style:text-properties fo:color="#365f91" loext:opacity="100%" style:font-name="Aptos Display" fo:font-family="'Aptos Display'" style:font-family-generic="roman" style:font-pitch="variable" fo:font-weight="normal" style:font-name-asian="Aptos1" style:font-family-asian="Aptos" style:font-family-generic-asian="system" style:font-pitch-asian="variable" style:font-weight-asian="normal" style:font-name-complex="Tahoma" style:font-family-complex="Tahoma"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Table_20_Contents" style:display-name="Table Contents" style:family="paragraph" style:parent-style-name="Standard" style:class="extra">
      <style:paragraph-properties fo:orphans="0" fo:widows="0" text:number-lines="false" text:line-number="0"/>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 style:font-family-complex="Wingdings" style:font-family-generic-complex="system" style:font-pitch-complex="variable"/>
    </style:style>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text-properties style:font-name-complex="Wingdings" style:font-family-complex="Wingdings" style:font-family-generic-complex="system" style:font-pitch-complex="variable"/>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5T10:03:55</meta:creation-date>
    <dc:date>2025-12-21T17:18:32.119251000</dc:date>
    <meta:generator>LibreOffice/25.8.3.2$Windows_X86_64 LibreOffice_project/8ca8d55c161d602844f5428fa4b58097424e324e</meta:generator>
    <meta:editing-duration>PT12M19S</meta:editing-duration>
    <meta:editing-cycles>2</meta:editing-cycles>
    <meta:document-statistic meta:table-count="1" meta:image-count="0" meta:object-count="0" meta:page-count="6" meta:paragraph-count="103" meta:word-count="881" meta:character-count="5608" meta:non-whitespace-character-count="4866"/>
    <meta:user-defined meta:name="AppVersion">12.0000</meta:user-defined>
    <meta:template xlink:type="simple" xlink:actuate="onRequest" xlink:title="Normal.dotm" xlink:href=""/>
  </office:meta>
</office:document-meta>
</file>